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3366in"/>
    </style:style>
    <style:style style:name="co2" style:family="table-column">
      <style:table-column-properties fo:break-before="auto" style:column-width="1.7543in"/>
    </style:style>
    <style:style style:name="co3" style:family="table-column">
      <style:table-column-properties fo:break-before="auto" style:column-width="3.3008in"/>
    </style:style>
    <style:style style:name="co4" style:family="table-column">
      <style:table-column-properties fo:break-before="auto" style:column-width="3.7937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811in" fo:break-before="auto" style:use-optimal-row-height="true"/>
    </style:style>
    <style:style style:name="ro3" style:family="table-row">
      <style:table-row-properties style:row-height="0.9701in" fo:break-before="auto" style:use-optimal-row-height="true"/>
    </style:style>
    <style:style style:name="ro4" style:family="table-row">
      <style:table-row-properties style:row-height="1.1291in" fo:break-before="auto" style:use-optimal-row-height="true"/>
    </style:style>
    <style:style style:name="ro5" style:family="table-row">
      <style:table-row-properties style:row-height="3.0453in" fo:break-before="auto" style:use-optimal-row-height="true"/>
    </style:style>
    <style:style style:name="ro6" style:family="table-row">
      <style:table-row-properties style:row-height="2.5681in" fo:break-before="auto" style:use-optimal-row-height="true"/>
    </style:style>
    <style:style style:name="ro7" style:family="table-row">
      <style:table-row-properties style:row-height="2.8862in" fo:break-before="auto" style:use-optimal-row-height="true"/>
    </style:style>
    <style:style style:name="ro8" style:family="table-row">
      <style:table-row-properties style:row-height="2.4091in" fo:break-before="auto" style:use-optimal-row-height="true"/>
    </style:style>
    <style:style style:name="ro9" style:family="table-row">
      <style:table-row-properties style:row-height="1.44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fo:border="0.74pt solid #000000"/>
      <style:text-properties fo:font-weight="bold" style:font-weight-asian="bold" style:font-weight-complex="bold"/>
    </style:style>
    <style:style style:name="ce2"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3" style:family="table-cell" style:parent-style-name="Default">
      <style:table-cell-properties style:text-align-source="fix" style:repeat-content="false" fo:border="none" style:vertical-align="middle"/>
      <style:paragraph-properties fo:text-align="center" fo:margin-left="0in"/>
    </style:style>
    <style:style style:name="ce4" style:family="table-cell" style:parent-style-name="Default">
      <style:table-cell-properties style:text-align-source="fix" style:repeat-content="false" style:vertical-align="middle"/>
      <style:paragraph-properties fo:text-align="center" fo:margin-left="0in"/>
    </style:style>
    <style:style style:name="ce5" style:family="table-cell" style:parent-style-name="Default">
      <style:table-cell-properties style:text-align-source="fix" style:repeat-content="false"/>
      <style:paragraph-properties fo:text-align="center" fo:margin-left="0in"/>
    </style:style>
    <style:style style:name="ce6" style:family="table-cell" style:parent-style-name="Default">
      <style:table-cell-properties style:text-align-source="fix" style:repeat-content="false" fo:wrap-option="wrap" fo:border="none" style:vertical-align="middle"/>
      <style:paragraph-properties fo:text-align="center" fo:margin-left="0in"/>
    </style:style>
    <style:style style:name="ce7" style:family="table-cell" style:parent-style-name="Default">
      <style:table-cell-properties fo:wrap-option="wrap" fo:border="0.74pt solid #000000" style:vertical-align="middle"/>
    </style:style>
    <style:style style:name="ce8" style:family="table-cell" style:parent-style-name="Default">
      <style:table-cell-properties fo:wrap-option="wrap" fo:border="none" style:vertical-align="middle"/>
    </style:style>
    <style:style style:name="ce9" style:family="table-cell" style:parent-style-name="Default">
      <style:table-cell-properties fo:background-color="#dddddd"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10" style:family="table-cell" style:parent-style-name="Default">
      <style:table-cell-properties style:text-align-source="fix" style:repeat-content="false" fo:border="0.74pt solid #000000" style:vertical-align="middle"/>
      <style:paragraph-properties fo:text-align="center" fo:margin-left="0in"/>
    </style:style>
    <style:style style:name="ce11" style:family="table-cell" style:parent-style-name="Default">
      <style:table-cell-properties style:text-align-source="fix" style:repeat-content="false" style:vertical-align="middle"/>
      <style:paragraph-properties fo:text-align="center" fo:margin-left="0in"/>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egister" table:style-name="ta1">
        <table:table-column table:style-name="co1" table:default-cell-style-name="ce5"/>
        <table:table-column table:style-name="co2" table:default-cell-style-name="ce5"/>
        <table:table-column table:style-name="co3" table:default-cell-style-name="Default"/>
        <table:table-column table:style-name="co4" table:default-cell-style-name="Default"/>
        <table:table-column table:style-name="co5" table:default-cell-style-name="ce11"/>
        <table:table-row table:style-name="ro1">
          <table:table-cell table:style-name="ce1" office:value-type="string" calcext:value-type="string">
            <text:p>Test Scenario</text:p>
          </table:table-cell>
          <table:table-cell table:style-name="ce1" office:value-type="string" calcext:value-type="string">
            <text:p>Test Case</text:p>
          </table:table-cell>
          <table:table-cell table:style-name="ce1" office:value-type="string" calcext:value-type="string">
            <text:p>Step Details</text:p>
          </table:table-cell>
          <table:table-cell table:style-name="ce1" office:value-type="string" calcext:value-type="string">
            <text:p>Expected Results</text:p>
          </table:table-cell>
          <table:table-cell table:style-name="ce9" office:value-type="string" calcext:value-type="string">
            <text:p>Status</text:p>
          </table:table-cell>
        </table:table-row>
        <table:table-row table:style-name="ro2">
          <table:table-cell table:style-name="ce2" office:value-type="string" calcext:value-type="string" table:number-columns-spanned="1" table:number-rows-spanned="10">
            <text:p>TS_01 Verify that all elements are present</text:p>
          </table:table-cell>
          <table:table-cell table:style-name="ce2" office:value-type="string" calcext:value-type="string">
            <text:p>TC_01 Verify “Username” field is present</text:p>
          </table:table-cell>
          <table:table-cell table:style-name="ce7" office:value-type="string" calcext:value-type="string">
            <text:p><text:span text:style-name="T1">1. Open browser                                                   2. Go to the following URL</text:span><text:span text:style-name="T1"><text:a xlink:href="https://etherscan.io/register" xlink:type="simple">https://etherscan.io/register</text:a></text:span><text:span text:style-name="T1">                                   3. Visually inspect if the “Username” filed is present                                        </text:span></text:p>
          </table:table-cell>
          <table:table-cell table:style-name="ce7" office:value-type="string" calcext:value-type="string">
            <text:p>1. Browser is opened <text:s text:c="55"/>2. The register page is opened <text:s text:c="44"/>3. “Username” field is present</text:p>
          </table:table-cell>
          <table:table-cell table:style-name="ce10" office:value-type="string" calcext:value-type="string">
            <text:p>pass</text:p>
          </table:table-cell>
        </table:table-row>
        <table:table-row table:style-name="ro2">
          <table:covered-table-cell table:style-name="ce2"/>
          <table:table-cell table:style-name="ce2" office:value-type="string" calcext:value-type="string">
            <text:p>TC_02 Verify “Email Address” field is present</text:p>
          </table:table-cell>
          <table:table-cell table:style-name="ce7" office:value-type="string" calcext:value-type="string">
            <text:p><text:span text:style-name="T1">1. Open browser                                                   2. Go to the following URL</text:span><text:span text:style-name="T1"><text:a xlink:href="https://etherscan.io/register" xlink:type="simple">https://etherscan.io/register</text:a></text:span><text:span text:style-name="T1">                                   3. Visually inspect if the “Email Address” filed is present                                        </text:span></text:p>
          </table:table-cell>
          <table:table-cell table:style-name="ce7" office:value-type="string" calcext:value-type="string">
            <text:p><text:span text:style-name="T1">1. Browser is opened                                                        2. The register page is opened                                             3. “Email Address</text:span>” field is present</text:p>
          </table:table-cell>
          <table:table-cell table:style-name="ce10" office:value-type="string" calcext:value-type="string">
            <text:p>pass</text:p>
          </table:table-cell>
        </table:table-row>
        <table:table-row table:style-name="ro2">
          <table:covered-table-cell table:style-name="ce3"/>
          <table:table-cell table:style-name="ce2" office:value-type="string" calcext:value-type="string">
            <text:p>TC_03 Verify “Confirm Email Address” field is present</text:p>
          </table:table-cell>
          <table:table-cell table:style-name="ce7" office:value-type="string" calcext:value-type="string">
            <text:p><text:span text:style-name="T1">1. Open browser                                                   2. Go to the following URL</text:span><text:span text:style-name="T1"><text:a xlink:href="https://etherscan.io/register" xlink:type="simple">https://etherscan.io/register</text:a></text:span><text:span text:style-name="T1">                                   3. Visually inspect if the “Confirm Email Address” filed is present                                        </text:span></text:p>
          </table:table-cell>
          <table:table-cell table:style-name="ce7" office:value-type="string" calcext:value-type="string">
            <text:p><text:span text:style-name="T1">1. Browser is opened                                                        2. The register page is opened                                             3. “Confirm Email Address</text:span>” field is present</text:p>
          </table:table-cell>
          <table:table-cell table:style-name="ce10" office:value-type="string" calcext:value-type="string">
            <text:p>pass</text:p>
          </table:table-cell>
        </table:table-row>
        <table:table-row table:style-name="ro2">
          <table:covered-table-cell table:style-name="ce4"/>
          <table:table-cell table:style-name="ce2" office:value-type="string" calcext:value-type="string">
            <text:p>TC_04 Verify “Password” field is present</text:p>
          </table:table-cell>
          <table:table-cell table:style-name="ce7" office:value-type="string" calcext:value-type="string">
            <text:p><text:span text:style-name="T1">1. Open browser                                                   2. Go to the following URL</text:span><text:span text:style-name="T1"><text:a xlink:href="https://etherscan.io/register" xlink:type="simple">https://etherscan.io/register</text:a></text:span><text:span text:style-name="T1">                                   3. Visually inspect if the “Password” filed is present                                        </text:span></text:p>
          </table:table-cell>
          <table:table-cell table:style-name="ce7" office:value-type="string" calcext:value-type="string">
            <text:p>1. Browser is opened <text:s text:c="55"/>2. The register page is opened <text:s text:c="44"/>3. “Password” field is present</text:p>
          </table:table-cell>
          <table:table-cell table:style-name="ce10" office:value-type="string" calcext:value-type="string">
            <text:p>pass</text:p>
          </table:table-cell>
        </table:table-row>
        <table:table-row table:style-name="ro2">
          <table:covered-table-cell table:style-name="ce4"/>
          <table:table-cell table:style-name="ce2" office:value-type="string" calcext:value-type="string">
            <text:p>TC_05 Verify “Confirm Password” field is present</text:p>
          </table:table-cell>
          <table:table-cell table:style-name="ce7" office:value-type="string" calcext:value-type="string">
            <text:p><text:span text:style-name="T1">1. Open browser                                                   2. Go to the following URL</text:span><text:span text:style-name="T1"><text:a xlink:href="https://etherscan.io/register" xlink:type="simple">https://etherscan.io/register</text:a></text:span><text:span text:style-name="T1">                                   3. Visually inspect if the “Confirm Password” filed is present                                        </text:span></text:p>
          </table:table-cell>
          <table:table-cell table:style-name="ce7" office:value-type="string" calcext:value-type="string">
            <text:p><text:span text:style-name="T1">1. Browser is opened                                                        2. The register page is opened                                             3. “Confirm Password</text:span>” field is present</text:p>
          </table:table-cell>
          <table:table-cell table:style-name="ce10" office:value-type="string" calcext:value-type="string">
            <text:p>pass</text:p>
          </table:table-cell>
        </table:table-row>
        <table:table-row table:style-name="ro3">
          <table:covered-table-cell/>
          <table:table-cell table:style-name="ce2" office:value-type="string" calcext:value-type="string">
            <text:p>TC_06 Verify “I agree to the Terms and Conditions” checkbox is present</text:p>
          </table:table-cell>
          <table:table-cell table:style-name="ce7" office:value-type="string" calcext:value-type="string">
            <text:p><text:span text:style-name="T1">1. Open browser                                                   2. Go to the following URL</text:span><text:span text:style-name="T1"><text:a xlink:href="https://etherscan.io/register" xlink:type="simple">https://etherscan.io/register</text:a></text:span><text:span text:style-name="T1">                                   3. Visually inspect if the “I agree to the Terms and Conditions” checkbox is present                                        </text:span></text:p>
          </table:table-cell>
          <table:table-cell table:style-name="ce7" office:value-type="string" calcext:value-type="string">
            <text:p>1. Browser is opened <text:s text:c="55"/>2. The register page is opened <text:s text:c="44"/>3. “I agree to the Terms and Conditions” checkbox is present </text:p>
          </table:table-cell>
          <table:table-cell table:style-name="ce10" office:value-type="string" calcext:value-type="string">
            <text:p>pass</text:p>
          </table:table-cell>
        </table:table-row>
        <table:table-row table:style-name="ro4">
          <table:covered-table-cell/>
          <table:table-cell table:style-name="ce2" office:value-type="string" calcext:value-type="string">
            <text:p>TC_07 Verify “I agree to receive the Etherscan newsletter and understand that I can unsubscribe at any time” checkbox is present</text:p>
          </table:table-cell>
          <table:table-cell table:style-name="ce7" office:value-type="string" calcext:value-type="string">
            <text:p><text:span text:style-name="T1">1. Open browser                                                   2. Go to the following URL</text:span><text:span text:style-name="T1"><text:a xlink:href="https://etherscan.io/register" xlink:type="simple">https://etherscan.io/register</text:a></text:span><text:span text:style-name="T1">                                   3. Visually inspect if the “I agree to receive the Etherscan newsletter and understand that I can unsubscribe at any time” checkbox is present                                        </text:span></text:p>
          </table:table-cell>
          <table:table-cell table:style-name="ce7" office:value-type="string" calcext:value-type="string">
            <text:p>1. Browser is opened <text:s text:c="55"/>2. The register page is opened <text:s text:c="44"/>3. “I agree to receive the Etherscan newsletter and understand that I can unsubscribe at any time” checkbox is present </text:p>
          </table:table-cell>
          <table:table-cell table:style-name="ce10" office:value-type="string" calcext:value-type="string">
            <text:p>pass</text:p>
          </table:table-cell>
        </table:table-row>
        <table:table-row table:style-name="ro2">
          <table:covered-table-cell/>
          <table:table-cell table:style-name="ce2" office:value-type="string" calcext:value-type="string">
            <text:p>TC_08 Verify “I’m not a robot” checkbox is present</text:p>
          </table:table-cell>
          <table:table-cell table:style-name="ce7" office:value-type="string" calcext:value-type="string">
            <text:p><text:span text:style-name="T1">1. Open browser                                                   2. Go to the following URL</text:span><text:span text:style-name="T1"><text:a xlink:href="https://etherscan.io/register" xlink:type="simple">https://etherscan.io/register</text:a></text:span><text:span text:style-name="T1">                                   3. Visually inspect if the “I’m not a robot” checkbox is present                                        </text:span></text:p>
          </table:table-cell>
          <table:table-cell table:style-name="ce7" office:value-type="string" calcext:value-type="string">
            <text:p><text:span text:style-name="T1">1. Browser is opened                                                        2. The register page is opened                                             3. “I’m not a robot</text:span>” field is present</text:p>
          </table:table-cell>
          <table:table-cell table:style-name="ce10" office:value-type="string" calcext:value-type="string">
            <text:p>pass</text:p>
          </table:table-cell>
        </table:table-row>
        <table:table-row table:style-name="ro2">
          <table:covered-table-cell/>
          <table:table-cell table:style-name="ce2" office:value-type="string" calcext:value-type="string">
            <text:p>TC_09 Verify “Click to Sign In” hyperlink is present</text:p>
          </table:table-cell>
          <table:table-cell table:style-name="ce7" office:value-type="string" calcext:value-type="string">
            <text:p><text:span text:style-name="T1">1. Open browser                                                   2. Go to the following URL</text:span><text:span text:style-name="T1"><text:a xlink:href="https://etherscan.io/register" xlink:type="simple">https://etherscan.io/register</text:a></text:span><text:span text:style-name="T1">                                   3. Visually inspect if the “Click to Sign In” hyperlink is present                                        </text:span></text:p>
          </table:table-cell>
          <table:table-cell table:style-name="ce7" office:value-type="string" calcext:value-type="string">
            <text:p>1. Browser is opened <text:s text:c="55"/>2. The register page is opened <text:s text:c="44"/>3. “Click to Sign In” hyperlink is present <text:s/></text:p>
          </table:table-cell>
          <table:table-cell table:style-name="ce10" office:value-type="string" calcext:value-type="string">
            <text:p>pass</text:p>
          </table:table-cell>
        </table:table-row>
        <table:table-row table:style-name="ro2">
          <table:covered-table-cell/>
          <table:table-cell table:style-name="ce2" office:value-type="string" calcext:value-type="string">
            <text:p>TC_10 Verify “Create an Account” button is present</text:p>
          </table:table-cell>
          <table:table-cell table:style-name="ce7" office:value-type="string" calcext:value-type="string">
            <text:p><text:span text:style-name="T1">1. Open browser                                                   2. Go to the following URL</text:span><text:span text:style-name="T1"><text:a xlink:href="https://etherscan.io/register" xlink:type="simple">https://etherscan.io/register</text:a></text:span><text:span text:style-name="T1">                                   3. Visually inspect if the “Create an Account” button is present                                        </text:span></text:p>
          </table:table-cell>
          <table:table-cell table:style-name="ce7" office:value-type="string" calcext:value-type="string">
            <text:p>1. Browser is opened <text:s text:c="55"/>2. The register page is opened <text:s text:c="44"/>3. “Create an Account” button is present <text:s/></text:p>
          </table:table-cell>
          <table:table-cell table:style-name="ce10" office:value-type="string" calcext:value-type="string">
            <text:p>pass</text:p>
          </table:table-cell>
        </table:table-row>
        <table:table-row table:style-name="ro5">
          <table:table-cell table:style-name="ce2" office:value-type="string" calcext:value-type="string" table:number-columns-spanned="1" table:number-rows-spanned="7">
            <text:p>TS_02 Verify that User can register with valid credentials</text:p>
          </table:table-cell>
          <table:table-cell table:style-name="ce2" office:value-type="string" calcext:value-type="string">
            <text:p>TC_1 Verify User can register by filling all fields</text:p>
          </table:table-cell>
          <table:table-cell table:style-name="ce7" office:value-type="string" calcext:value-type="string">
            <text:p><text:span text:style-name="T1">1. Open browser                                                   2. Go to the following URL</text:span><text:span text:style-name="T1"><text:a xlink:href="https://etherscan.io/register" xlink:type="simple">https://etherscan.io/register</text:a></text:span><text:span text:style-name="T1">                                   3. Input valid username (example: user94)              4. Input valid email address (example: user@user-com)                                                                    5. Input valid confirmational email address (example: user@user-com)                                   6. Input valid password (example: user12345)          7. Input valid confirmational password (example: user12345)                                                             8. Check the “I agree to the Terms and Conditions” checkbox                                                                9. Check the “I agree to reive the Etherscan newsletter and understand that I can unsubscribe at any time” checkbox                                                 10. Check the “I’m not a robot” checkbox               11. Complete the “I’m not a robot” checkboxes      12. Click on “Create an Account” button</text:span></text:p>
          </table:table-cell>
          <table:table-cell table:style-name="ce7" office:value-type="string" calcext:value-type="string">
            <text:p><text:span text:style-name="T1">1. Browser is opened                                                        2. The register page is opened                                             3. Username is entered and visible                                    4. Email address is entered and visible                              5. Confirmational email address is entered and visible       6. Password is entered, visible and covered in dots           7. Confirmational password is entered, visible and covered in dots                                                                              8. “I agree to the Terms and Conditions” checkbox is checked and visible                                                          9. “I agree to reive the Etherscan newsletter and understand that I can unsubscribe at any time” checkbox is checked and visible                </text:span>                                                        10. “I’m not a robot” checkbox is checked and visible        11. Green check mark appears instead of chekcbox        12. User is displayed with a message “Your account registration has been submitted and is pending email verification”</text:p>
          </table:table-cell>
          <table:table-cell table:style-name="ce10" office:value-type="string" calcext:value-type="string">
            <text:p>pass</text:p>
          </table:table-cell>
        </table:table-row>
        <table:table-row table:style-name="ro6">
          <table:covered-table-cell table:style-name="ce2"/>
          <table:table-cell table:style-name="ce2" office:value-type="string" calcext:value-type="string">
            <text:p>TC_2 Verify User can register by filling mandatory fields</text:p>
          </table:table-cell>
          <table:table-cell table:style-name="ce7" office:value-type="string" calcext:value-type="string">
            <text:p><text:span text:style-name="T1">1. Open browser                                                   2. Go to the following URL</text:span><text:span text:style-name="T1"><text:a xlink:href="https://etherscan.io/register" xlink:type="simple">https://etherscan.io/register</text:a></text:span><text:span text:style-name="T1">                                   3. Input valid username (example: user94)              4. Input valid email address (example: user@user.com)                                                   5. Input valid confirmational email address (example: user@user.com)                                   6. Input valid password (example: user12345)          7. Input valid confirmational password (example: user12345)                                                             8. Check the “I agree to the Terms and Conditions” checkbox                                                                9. Check the “I’m not a robot” checkbox               10. Complete the “I’m not a robot” checkboxes      11. Click on “Create an Account” button</text:span></text:p>
          </table:table-cell>
          <table:table-cell table:style-name="ce7" office:value-type="string" calcext:value-type="string">
            <text:p><text:span text:style-name="T1">1. Browser is opened                                                        2. The register page is opened                                             3. Username is entered and visible                                    4. Email address is entered and visible                              5. Confirmational email address is entered and visible       6. Password is entered, visible and covered in dots           7. Confirmational password is entered, visible and covered in dots                                                                              8. “I agree to the Terms and Conditions” checkbox is checked and visible                                                             9</text:span>. “I’m not a robot” checkbox is checked and visible        10. Green check mark appears instead of chekcbox        11. User is displayed with a message “Your account registration has been submitted and is pending email verification”</text:p>
          </table:table-cell>
          <table:table-cell table:style-name="ce10" office:value-type="string" calcext:value-type="string">
            <text:p>pass</text:p>
          </table:table-cell>
        </table:table-row>
        <table:table-row table:style-name="ro6">
          <table:covered-table-cell table:style-name="ce3"/>
          <table:table-cell table:style-name="ce2" office:value-type="string" calcext:value-type="string">
            <text:p>TC_3 Verify User cannot register by not filling “Username” field</text:p>
          </table:table-cell>
          <table:table-cell table:style-name="ce7" office:value-type="string" calcext:value-type="string">
            <text:p><text:span text:style-name="T1">1. Open browser                                                   2. Go to the following URL</text:span><text:span text:style-name="T1"><text:a xlink:href="https://etherscan.io/register" xlink:type="simple">https://etherscan.io/register</text:a></text:span><text:span text:style-name="T1">                                   3. Leave “Username” field empty                           4. Input valid email address (example: user@user.com)                                                   5. Input valid confirmational email address (example: user@user.com)                                   6. Input valid password (example: user12345)          7. Input valid confirmational password (example: user12345)                                                             8. Check the “I agree to the Terms and Conditions” checkbox                                                                9. Check the “I’m not a robot” checkbox               10. Complete the “I’m not a robot” checkboxes      11. Click on “Create an Account” button</text:span></text:p>
          </table:table-cell>
          <table:table-cell table:style-name="ce7" office:value-type="string" calcext:value-type="string">
            <text:p><text:span text:style-name="T1">1. Browser is opened                                                        2. The register page is opened                                             3. Username field is empty                                               4. Email address is entered and visible                              5. Confirmational email address is entered and visible       6. Password is entered, visible and covered in dots           7. Confirmational password is entered, visible and covered in dots                                                                              8. “I agree to the Terms and Conditions” checkbox is checked and visible                                                             9</text:span>. “I’m not a robot” checkbox is checked and visible        10. Green check mark appears instead of chekcbox        11. User is displayed with a message “View Saved Logins”</text:p>
          </table:table-cell>
          <table:table-cell table:style-name="ce10" office:value-type="string" calcext:value-type="string">
            <text:p>pass</text:p>
          </table:table-cell>
        </table:table-row>
        <table:table-row table:style-name="ro6">
          <table:covered-table-cell table:style-name="ce4"/>
          <table:table-cell table:style-name="ce2" office:value-type="string" calcext:value-type="string">
            <text:p>TC_4 Verify User cannot register by not filling “Email Address” field</text:p>
          </table:table-cell>
          <table:table-cell table:style-name="ce7" office:value-type="string" calcext:value-type="string">
            <text:p><text:span text:style-name="T1">1. Open browser                                                   2. Go to the following URL</text:span><text:span text:style-name="T1"><text:a xlink:href="https://etherscan.io/register" xlink:type="simple">https://etherscan.io/register</text:a></text:span><text:span text:style-name="T1">                                   3. Input valid username (example: user94)              4. Leave “Email Address” field empty                       5. Input valid confirmational email address (example: </text:span><text:span text:style-name="T1"><text:a xlink:href="mailto:milan.jovanovicc@protonmail.com" xlink:type="simple">milan.jovanovicc@protonmail.com</text:a></text:span><text:span text:style-name="T1">)          6. Input valid password (example: Milan994)          7. Input valid confirmational password (example: Milan994)                                                             8. Check the “I agree to the Terms and Conditions” checkbox                                                                9. Check the “I’m not a robot” checkbox               10. Complete the “I’m not a robot” checkboxes      11. Click on “Create an Account” button</text:span></text:p>
          </table:table-cell>
          <table:table-cell table:style-name="ce7" office:value-type="string" calcext:value-type="string">
            <text:p>1. Browser is opened <text:s text:c="55"/>2. The register page is opened <text:s text:c="44"/>3. Username is entered and visible <text:s text:c="35"/>4. Email address field is empty <text:s text:c="40"/>5. Confirmational email address is entered and visible <text:s text:c="6"/>6. Password is entered, visible and covered in dots <text:s text:c="10"/>7. Confirmational password is entered, visible and covered in dots <text:s text:c="77"/>8. “I agree to the Terms and Conditions” checkbox is checked and visible <text:s text:c="60"/>9. “I’m not a robot” checkbox is checked and visible <text:s text:c="7"/>10. Green check mark appears instead of chekcbox <text:s text:c="7"/>11. User is displayed with a messages under “Email Address” text box “Please enter a valid email address.” and under “Confirm Email Address” text box “Email address does not match.”</text:p>
          </table:table-cell>
          <table:table-cell table:style-name="ce10" office:value-type="string" calcext:value-type="string">
            <text:p>pass</text:p>
          </table:table-cell>
        </table:table-row>
        <table:table-row table:style-name="ro7">
          <table:covered-table-cell table:style-name="ce4"/>
          <table:table-cell table:style-name="ce2" office:value-type="string" calcext:value-type="string">
            <text:p>TC_5 Verify User cannot register by not filling “Confirm Email Address” field</text:p>
          </table:table-cell>
          <table:table-cell table:style-name="ce7" office:value-type="string" calcext:value-type="string">
            <text:p><text:span text:style-name="T1">1. Open browser                                                   2. Go to the following URL</text:span><text:span text:style-name="T1"><text:a xlink:href="https://etherscan.io/register" xlink:type="simple">https://etherscan.io/register</text:a></text:span><text:span text:style-name="T1">                                   3. Input valid username (example: user94)              4. Input valid email address (example: user@user-com)                                                                    5. Leave “Confirm Email Address” field empty          6. Input valid password (example: user12345)          7. Input valid confirmational password (example: user12345)                                                             8. Check the “I agree to the Terms and Conditions” checkbox                                                                9. Check the “I agree to reive the Etherscan newsletter and understand that I can unsubscribe at any time” checkbox                                                 10. Check the “I’m not a robot” checkbox               11. Complete the “I’m not a robot” checkboxes      12. Click on “Create an Account” button</text:span></text:p>
          </table:table-cell>
          <table:table-cell table:style-name="ce7" office:value-type="string" calcext:value-type="string">
            <text:p><text:span text:style-name="T1">1. Browser is opened                                                        2. The register page is opened                                             3. Username is entered and visible                                    4. Email address is entered and visible                              5. Confirmational email address field is empty                   6. Password is entered, visible and covered in dots           7. Confirmational password is entered, visible and covered in dots                                                                              8. “I agree to the Terms and Conditions” checkbox is checked and visible                                                          9. “I agree to reive the Etherscan newsletter and understand that I can unsubscribe at any time” checkbox is checked and visible                </text:span>                                                        10. “I’m not a robot” checkbox is checked and visible        11. Green check mark appears instead of chekcbox        12. User is displayed with a message under “Confirm Email Address” text box “Please re-enter your email address.”</text:p>
          </table:table-cell>
          <table:table-cell table:style-name="ce10" office:value-type="string" calcext:value-type="string">
            <text:p>pass</text:p>
          </table:table-cell>
        </table:table-row>
        <table:table-row table:style-name="ro6">
          <table:covered-table-cell/>
          <table:table-cell table:style-name="ce2" office:value-type="string" calcext:value-type="string">
            <text:p>TC_6 Verify User cannot register by not filling “Password” field</text:p>
          </table:table-cell>
          <table:table-cell table:style-name="ce7" office:value-type="string" calcext:value-type="string">
            <text:p><text:span text:style-name="T1">1. Open browser                                                   2. Go to the following URL</text:span><text:span text:style-name="T1"><text:a xlink:href="https://etherscan.io/register" xlink:type="simple">https://etherscan.io/register</text:a></text:span><text:span text:style-name="T1">                                   3. Input valid username (example: user94)              4. Input valid email address (example: user@user.com)                                                   5. Input valid confirmational email address (example: user@user.com)                                   6. Leave “Password” field empty                           7. Input valid confirmational password (example: user12345)                                                             8. Check the “I agree to the Terms and Conditions” checkbox                                                                9. Check the “I’m not a robot” checkbox               10. Complete the “I’m not a robot” checkboxes      11. Click on “Create an Account” button</text:span></text:p>
          </table:table-cell>
          <table:table-cell table:style-name="ce7" office:value-type="string" calcext:value-type="string">
            <text:p>1. Browser is opened <text:s text:c="55"/>2. The register page is opened <text:s text:c="44"/>3. Username is entered and visible <text:s text:c="35"/>4. Email address is entered and visible <text:s text:c="29"/>5. Confirmational email address is entered and visible <text:s text:c="6"/>6. Password field is empty <text:s text:c="47"/>7. Confirmational password is entered, visible and covered in dots <text:s text:c="77"/>8. “I agree to the Terms and Conditions” checkbox is checked and visible <text:s text:c="60"/>9. “I’m not a robot” checkbox is checked and visible <text:s text:c="7"/>10. Green check mark appears instead of chekcbox <text:s text:c="7"/>11. User is displayed with a messages under “Password” text box “Your password must be at least 5 characters long.” and under “Confirm Password” text box “Password does not match, please check again.”</text:p>
          </table:table-cell>
          <table:table-cell table:style-name="ce10" office:value-type="string" calcext:value-type="string">
            <text:p>pass</text:p>
          </table:table-cell>
        </table:table-row>
        <table:table-row table:style-name="ro8">
          <table:covered-table-cell/>
          <table:table-cell table:style-name="ce2" office:value-type="string" calcext:value-type="string">
            <text:p>TC_7 Verify User cannot register by not filling “Confirm Password” field</text:p>
          </table:table-cell>
          <table:table-cell table:style-name="ce7" office:value-type="string" calcext:value-type="string">
            <text:p><text:span text:style-name="T1">1. Open browser                                                   2. Go to the following URL</text:span><text:span text:style-name="T1"><text:a xlink:href="https://etherscan.io/register" xlink:type="simple">https://etherscan.io/register</text:a></text:span><text:span text:style-name="T1">                                   3. Input valid username (example: user94)              4. Input valid email address (example: user@user.com)                                                   5. Input valid confirmational email address (example: user@user.com)                                   6. Input valid password (example: user12345)          7. Leave “Confirm Password” field empty                 8. Check the “I agree to the Terms and Conditions” checkbox                                                                9. Check the “I’m not a robot” checkbox               10. Complete the “I’m not a robot” checkboxes      11. Click on “Create an Account” button</text:span></text:p>
          </table:table-cell>
          <table:table-cell table:style-name="ce7" office:value-type="string" calcext:value-type="string">
            <text:p><text:span text:style-name="T1">1. Browser is opened                                                        2. The register page is opened                                             3. Username is entered and visible                                    4. Email address is entered and visible                              5. Confirmational email address is entered and visible       6. Password is entered, visible and covered in dots           7. Confirmational password field is empty                             8. “I agree to the Terms and Conditions” checkbox is checked and visible                                                             9</text:span>. “I’m not a robot” checkbox is checked and visible        10. Green check mark appears instead of chekcbox        11. User is displayed with a message under “Confirm Password” text box “Your password must be at least 5 characters long.”</text:p>
          </table:table-cell>
          <table:table-cell table:style-name="ce10" office:value-type="string" calcext:value-type="string">
            <text:p>pass</text:p>
          </table:table-cell>
        </table:table-row>
        <table:table-row table:style-name="ro6">
          <table:table-cell table:style-name="ce2" office:value-type="string" calcext:value-type="string">
            <text:p>TS_03 Verify that User cannot register without accepting terms and conditions</text:p>
          </table:table-cell>
          <table:table-cell table:style-name="ce2" office:value-type="string" calcext:value-type="string">
            <text:p>TC_01 Verify that User cannot register without accepting terms and conditions</text:p>
          </table:table-cell>
          <table:table-cell table:style-name="ce7" office:value-type="string" calcext:value-type="string">
            <text:p><text:span text:style-name="T1">1. Open browser                                                   2. Go to the following URL</text:span><text:span text:style-name="T1"><text:a xlink:href="https://etherscan.io/register" xlink:type="simple">https://etherscan.io/register</text:a></text:span><text:span text:style-name="T1">                                   3. Input valid username (example: user94)              4. Input valid email address (example: user@user.com)                                                   5. Input valid confirmational email address (example: user@user.com)                                   6. Input valid password (example: user12345)          7. Input valid confirmational password (example: user12345)                                                             8. Leave the “I agree to the Terms and Conditions” checkbox unchecked                                               9. Check the “I’m not a robot” checkbox               10. Complete the “I’m not a robot” checkboxes      11. Click on “Create an Account” button</text:span></text:p>
          </table:table-cell>
          <table:table-cell table:style-name="ce7" office:value-type="string" calcext:value-type="string">
            <text:p><text:span text:style-name="T1">1. Browser is opened                                                        2. The register page is opened                                             3. Username is entered and visible                                    4. Email address is entered and visible                              5. Confirmational email address is entered and visible       6. Password is entered, visible and covered in dots           7. Confirmational password is entered, visible and covered in dots                                                                              8. “I agree to the Terms and Conditions” checkbox is unchecked                                                                       9</text:span>. “I’m not a robot” checkbox is checked and visible        10. Green check mark appears instead of chekcbox        11. User is displayed with a message under the “I agree to the Terms and Conditions” check box “Please accept our Terms and Conditions”</text:p>
          </table:table-cell>
          <table:table-cell table:style-name="ce10" office:value-type="string" calcext:value-type="string">
            <text:p>pass</text:p>
          </table:table-cell>
        </table:table-row>
        <table:table-row table:style-name="ro8">
          <table:table-cell table:style-name="ce2" office:value-type="string" calcext:value-type="string">
            <text:p>TS_04 Verify that User cannot register without checking “I’m not a robot” checkbox</text:p>
          </table:table-cell>
          <table:table-cell table:style-name="ce2" office:value-type="string" calcext:value-type="string">
            <text:p>TC_01 Verify that User cannot register without checking “I’m not a robot” checkbox</text:p>
          </table:table-cell>
          <table:table-cell table:style-name="ce7" office:value-type="string" calcext:value-type="string">
            <text:p><text:span text:style-name="T1">1. Open browser                                                   2. Go to the following URL</text:span><text:span text:style-name="T1"><text:a xlink:href="https://etherscan.io/register" xlink:type="simple">https://etherscan.io/register</text:a></text:span><text:span text:style-name="T1">                                   3. Input valid username (example: user94)              4. Input valid email address (example: user@user.com)                                                   5. Input valid confirmational email address (example: user@user.com)                                   6. Input valid password (example: user12345)          7. Input valid confirmational password (example: user12345)                                                             8. Check the “I agree to the Terms and Conditions” checkbox                                                                9. Leave the “I’m not a robot” checkbox unchecked   10. Click on “Create an Account” button</text:span></text:p>
          </table:table-cell>
          <table:table-cell table:style-name="ce7" office:value-type="string" calcext:value-type="string">
            <text:p><text:span text:style-name="T1">1. Browser is opened                                                        2. The register page is opened                                             3. Username is entered and visible                                    4. Email address is entered and visible                              5. Confirmational email address is entered and visible       6. Password is entered, visible and covered in dots           7. Confirmational password is entered, visible and covered in dots                                                                              8. “I agree to the Terms and Conditions” checkbox is checked and visible                                                             9</text:span>. “I’m not a robot” checkbox is checked and visible        10. “I’m not a robot” checkbox is unchecked                     11. User is displayed with a message “Error! Invalid captcha response.”</text:p>
          </table:table-cell>
          <table:table-cell table:style-name="ce10" office:value-type="string" calcext:value-type="string">
            <text:p>pass</text:p>
          </table:table-cell>
        </table:table-row>
        <table:table-row table:style-name="ro9">
          <table:table-cell table:style-name="ce2" office:value-type="string" calcext:value-type="string" table:number-columns-spanned="1" table:number-rows-spanned="2">
            <text:p>TS_05 Verify that paste doesn’t work on confirm fields</text:p>
          </table:table-cell>
          <table:table-cell table:style-name="ce2" office:value-type="string" calcext:value-type="string">
            <text:p>TC_01 Verify that paste doesn’t work on “Confirm Email Address” field</text:p>
          </table:table-cell>
          <table:table-cell table:style-name="ce7" office:value-type="string" calcext:value-type="string">
            <text:p><text:span text:style-name="T1">1. Open browser                                                   2. Go to the following URL</text:span><text:span text:style-name="T1"><text:a xlink:href="https://etherscan.io/register" xlink:type="simple">https://etherscan.io/register</text:a></text:span><text:span text:style-name="T1">                                     3. Input valid email address (example: user@user.com)                                                   4. Copy valid email address from “Email Address” field                                                                      5. Paste copied email address to a “Confirm Email Address” field                                             </text:span></text:p>
          </table:table-cell>
          <table:table-cell table:style-name="ce7" office:value-type="string" calcext:value-type="string">
            <text:p>1. Browser is opened <text:s text:c="55"/>2. The register page is opened <text:s text:c="44"/>3. Email address is entered and visible <text:s text:c="29"/>4. Valid email address is copied <text:s text:c="39"/>5. “Confirm Email Address” field is empty <text:s text:c="19"/></text:p>
          </table:table-cell>
          <table:table-cell table:style-name="ce10" office:value-type="string" calcext:value-type="string">
            <text:p>pass</text:p>
          </table:table-cell>
        </table:table-row>
        <table:table-row table:style-name="ro4">
          <table:covered-table-cell table:style-name="ce4"/>
          <table:table-cell table:style-name="ce2" office:value-type="string" calcext:value-type="string">
            <text:p>TC_02 Verify that paste doesn’t work on “Confirm Password” field</text:p>
          </table:table-cell>
          <table:table-cell table:style-name="ce7" office:value-type="string" calcext:value-type="string">
            <text:p><text:span text:style-name="T1">1. Open browser                                                   2. Go to the following URL</text:span><text:span text:style-name="T1"><text:a xlink:href="https://etherscan.io/register" xlink:type="simple">https://etherscan.io/register</text:a></text:span><text:span text:style-name="T1">                                     3. Input valid password (example: user12345)          4. Copy valid password from “Password” field          5. Paste copied password to a “Confirm password” field                                             </text:span></text:p>
          </table:table-cell>
          <table:table-cell table:style-name="ce7" office:value-type="string" calcext:value-type="string">
            <text:p>1. Browser is opened <text:s text:c="55"/>2. The register page is opened <text:s text:c="44"/>3. Password is entered, visible and covered with dots <text:s text:c="10"/>4. Valid password is copied <text:s text:c="46"/>5. “Confirm Password” field is empty <text:s text:c="19"/></text:p>
          </table:table-cell>
          <table:table-cell table:style-name="ce10" office:value-type="string" calcext:value-type="string">
            <text:p>pass</text:p>
          </table:table-cell>
        </table:table-row>
        <table:table-row table:style-name="ro1">
          <table:table-cell table:style-name="ce6" table:number-columns-repeated="2"/>
          <table:table-cell table:style-name="ce8" table:number-columns-repeated="2"/>
          <table:table-cell/>
        </table:table-row>
        <table:table-row table:style-name="ro1">
          <table:table-cell table:style-name="ce4"/>
          <table:table-cell table:number-columns-repeated="4"/>
        </table:table-row>
        <table:table-row table:style-name="ro1">
          <table:table-cell table:number-columns-repeated="5"/>
        </table:table-row>
        <table:table-row table:style-name="ro1" table:number-rows-repeated="1048550">
          <table:table-cell table:number-columns-repeated="5"/>
        </table:table-row>
        <table:table-row table:style-name="ro1">
          <table:table-cell table:number-columns-repeated="5"/>
        </table:table-row>
        <calcext:conditional-formats>
          <calcext:conditional-format calcext:target-range-address="Register.E1:Register.E1048576">
            <calcext:condition calcext:apply-style-name="pass" calcext:value="contains-text(&quot;pass&quot;)" calcext:base-cell-address="Register.E1"/>
            <calcext:condition calcext:apply-style-name="Untitled1" calcext:value="contains-text(&quot;fail&quot;)" calcext:base-cell-address="Register.E1"/>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ass" style:family="table-cell" style:parent-style-name="Default">
      <style:table-cell-properties fo:background-color="#00a933"/>
    </style:style>
    <style:style style:name="Untitled1" style:family="table-cell" style:parent-style-name="Default">
      <style:table-cell-properties fo:background-color="#ff400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02T12:33:16.516000000</meta:creation-date>
    <dc:date>2022-11-03T13:48:42.453000000</dc:date>
    <meta:editing-duration>PT1H48M58S</meta:editing-duration>
    <meta:editing-cycles>15</meta:editing-cycles>
    <meta:generator>LibreOffice/7.3.5.2$Windows_X86_64 LibreOffice_project/184fe81b8c8c30d8b5082578aee2fed2ea847c01</meta:generator>
    <meta:document-statistic meta:table-count="1" meta:cell-count="94" meta:object-count="0"/>
  </office:meta>
</office:document-meta>
</file>